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38e9" officeooo:paragraph-rsid="000038e9"/>
    </style:style>
    <style:style style:name="P2" style:family="paragraph" style:parent-style-name="Standard">
      <style:text-properties officeooo:rsid="000038e9" officeooo:paragraph-rsid="000038e9"/>
    </style:style>
    <style:style style:name="T1" style:family="text">
      <style:text-properties officeooo:rsid="000163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ksadnckjndc<text:span text:style-name="T1">cnklndsvklnsdlknfnd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0T18:32:02.233672359</meta:creation-date>
    <dc:date>2023-10-20T19:40:57.833242554</dc:date>
    <meta:editing-duration>PT4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32" meta:non-whitespace-character-count="32"/>
  </office:meta>
</office:document-meta>
</file>